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3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02613333333" calcext:value-type="float">
            <text:p>28.9302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2773333333" calcext:value-type="float">
            <text:p>28.9312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17848888889" calcext:value-type="float">
            <text:p>28.8717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04482857143" calcext:value-type="float">
            <text:p>28.9504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37437142857" calcext:value-type="float">
            <text:p>28.97374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9093333333" calcext:value-type="float">
            <text:p>28.9079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4254285714" calcext:value-type="float">
            <text:p>28.8764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35724444444" calcext:value-type="float">
            <text:p>28.89357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61285714286" calcext:value-type="float">
            <text:p>28.8961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13431111111" calcext:value-type="float">
            <text:p>28.9213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06284444444" calcext:value-type="float">
            <text:p>28.96062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41316129032" calcext:value-type="float">
            <text:p>29.12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55856" calcext:value-type="float">
            <text:p>29.14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7896774193" calcext:value-type="float">
            <text:p>29.2027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33248" calcext:value-type="float">
            <text:p>29.2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53401290323" calcext:value-type="float">
            <text:p>29.3053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19798709677" calcext:value-type="float">
            <text:p>29.2619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59232" calcext:value-type="float">
            <text:p>29.25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36108387097" calcext:value-type="float">
            <text:p>29.2836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02792" calcext:value-type="float">
            <text:p>29.3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60572903226" calcext:value-type="float">
            <text:p>29.316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98648571429" calcext:value-type="float">
            <text:p>29.2898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3667096774" calcext:value-type="float">
            <text:p>29.321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31362580645" calcext:value-type="float">
            <text:p>29.493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30296" calcext:value-type="float">
            <text:p>29.5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8127483871" calcext:value-type="float">
            <text:p>29.558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2776" calcext:value-type="float">
            <text:p>29.6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46802580645" calcext:value-type="float">
            <text:p>29.654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3037419355" calcext:value-type="float">
            <text:p>29.653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02456" calcext:value-type="float">
            <text:p>29.60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63287741936" calcext:value-type="float">
            <text:p>29.546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68617142857" calcext:value-type="float">
            <text:p>29.5368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57168" calcext:value-type="float">
            <text:p>29.58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18397142857" calcext:value-type="float">
            <text:p>29.7418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37894193548" calcext:value-type="float">
            <text:p>29.7537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92025806452" calcext:value-type="float">
            <text:p>29.99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95312" calcext:value-type="float">
            <text:p>29.92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7816774193" calcext:value-type="float">
            <text:p>29.90078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32624" calcext:value-type="float">
            <text:p>29.96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3656774194" calcext:value-type="float">
            <text:p>30.0013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0752516129" calcext:value-type="float">
            <text:p>30.060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8528" calcext:value-type="float">
            <text:p>30.03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4547096774" calcext:value-type="float">
            <text:p>30.0254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40496" calcext:value-type="float">
            <text:p>30.0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50438709677" calcext:value-type="float">
            <text:p>30.155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1871428571" calcext:value-type="float">
            <text:p>30.1811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6376774193" calcext:value-type="float">
            <text:p>30.27263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2846451613" calcext:value-type="float">
            <text:p>30.4222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2276" calcext:value-type="float">
            <text:p>30.40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7646451613" calcext:value-type="float">
            <text:p>30.4527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20472" calcext:value-type="float">
            <text:p>30.5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91207741936" calcext:value-type="float">
            <text:p>30.5491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1450322581" calcext:value-type="float">
            <text:p>30.571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7502857143" calcext:value-type="float">
            <text:p>30.6047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17001290323" calcext:value-type="float">
            <text:p>30.6617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8848" calcext:value-type="float">
            <text:p>30.67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1342857143" calcext:value-type="float">
            <text:p>30.629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65586206897" calcext:value-type="float">
            <text:p>30.6665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00807741935" calcext:value-type="float">
            <text:p>30.6100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13065806452" calcext:value-type="float">
            <text:p>30.8313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4152" calcext:value-type="float">
            <text:p>30.90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34162758621" calcext:value-type="float">
            <text:p>30.9334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08144" calcext:value-type="float">
            <text:p>30.95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5429677419" calcext:value-type="float">
            <text:p>30.940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95481290322" calcext:value-type="float">
            <text:p>30.969548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0952" calcext:value-type="float">
            <text:p>31.01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16588387097" calcext:value-type="float">
            <text:p>31.1916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01152" calcext:value-type="float">
            <text:p>31.30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72167741935" calcext:value-type="float">
            <text:p>31.317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3805714286" calcext:value-type="float">
            <text:p>31.2933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23527741935" calcext:value-type="float">
            <text:p>31.2623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16701935484" calcext:value-type="float">
            <text:p>31.331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76768" calcext:value-type="float">
            <text:p>31.29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01202580645" calcext:value-type="float">
            <text:p>31.2701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40064" calcext:value-type="float">
            <text:p>31.34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85122580645" calcext:value-type="float">
            <text:p>31.358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65225806452" calcext:value-type="float">
            <text:p>31.416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5664" calcext:value-type="float">
            <text:p>31.3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6823225806" calcext:value-type="float">
            <text:p>31.3426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47608" calcext:value-type="float">
            <text:p>31.3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75579354839" calcext:value-type="float">
            <text:p>31.367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09511428571" calcext:value-type="float">
            <text:p>31.3409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27112258064" calcext:value-type="float">
            <text:p>31.3527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4890322581" calcext:value-type="float">
            <text:p>31.418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97136" calcext:value-type="float">
            <text:p>31.43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43478709677" calcext:value-type="float">
            <text:p>31.444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2496" calcext:value-type="float">
            <text:p>31.53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46487741936" calcext:value-type="float">
            <text:p>31.344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01491612903" calcext:value-type="float">
            <text:p>31.280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7588" calcext:value-type="float">
            <text:p>31.2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71011612903" calcext:value-type="float">
            <text:p>31.2771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42528" calcext:value-type="float">
            <text:p>31.33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16064516129" calcext:value-type="float">
            <text:p>31.411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80022857143" calcext:value-type="float">
            <text:p>31.4780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25778064516" calcext:value-type="float">
            <text:p>31.612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48567741935" calcext:value-type="float">
            <text:p>31.484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188" calcext:value-type="float">
            <text:p>31.5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5096774193" calcext:value-type="float">
            <text:p>31.5345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96168" calcext:value-type="float">
            <text:p>31.57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40412903226" calcext:value-type="float">
            <text:p>31.474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54237419355" calcext:value-type="float">
            <text:p>31.3754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6128" calcext:value-type="float">
            <text:p>31.2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1174193548" calcext:value-type="float">
            <text:p>31.235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54112" calcext:value-type="float">
            <text:p>31.25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52735483871" calcext:value-type="float">
            <text:p>31.255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47326896552" calcext:value-type="float">
            <text:p>31.2447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8732903226" calcext:value-type="float">
            <text:p>31.272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7052" calcext:value-type="float">
            <text:p>31.27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3995862069" calcext:value-type="float">
            <text:p>31.313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86216" calcext:value-type="float">
            <text:p>31.33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96259310345" calcext:value-type="float">
            <text:p>31.34962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5528" calcext:value-type="float">
            <text:p>31.32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1472" calcext:value-type="float">
            <text:p>31.3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9987862069" calcext:value-type="float">
            <text:p>31.24998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9688" calcext:value-type="float">
            <text:p>31.22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7712" calcext:value-type="float">
            <text:p>31.21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17455483871" calcext:value-type="float">
            <text:p>31.221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31331428571" calcext:value-type="float">
            <text:p>31.2731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7870967742" calcext:value-type="float">
            <text:p>31.283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06232" calcext:value-type="float">
            <text:p>31.3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0750967742" calcext:value-type="float">
            <text:p>31.3020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95792" calcext:value-type="float">
            <text:p>31.3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49294285714" calcext:value-type="float">
            <text:p>31.3849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3860645161" calcext:value-type="float">
            <text:p>31.430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3856" calcext:value-type="float">
            <text:p>31.48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0912516129" calcext:value-type="float">
            <text:p>31.340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25408" calcext:value-type="float">
            <text:p>31.35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95649032258" calcext:value-type="float">
            <text:p>31.349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8011428571" calcext:value-type="float">
            <text:p>31.2838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83677419355" calcext:value-type="float">
            <text:p>31.308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6732903226" calcext:value-type="float">
            <text:p>31.1966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7832" calcext:value-type="float">
            <text:p>31.1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92990967742" calcext:value-type="float">
            <text:p>31.1892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04048" calcext:value-type="float">
            <text:p>31.28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7876129032" calcext:value-type="float">
            <text:p>31.324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1016774193" calcext:value-type="float">
            <text:p>31.31810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2776" calcext:value-type="float">
            <text:p>31.1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01089032258" calcext:value-type="float">
            <text:p>31.130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1648" calcext:value-type="float">
            <text:p>31.1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2673548387" calcext:value-type="float">
            <text:p>31.1442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1943225806" calcext:value-type="float">
            <text:p>31.248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49092413793" calcext:value-type="float">
            <text:p>31.47490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9274" calcext:value-type="float">
            <text:p>31.52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90667586207" calcext:value-type="float">
            <text:p>31.57906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11594285714" calcext:value-type="float">
            <text:p>31.7011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29230344828" calcext:value-type="float">
            <text:p>31.74292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5967058824" calcext:value-type="float">
            <text:p>31.735596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76504" calcext:value-type="float">
            <text:p>31.79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02965517241" calcext:value-type="float">
            <text:p>31.6702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3117142857" calcext:value-type="float">
            <text:p>31.9943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09192" calcext:value-type="float">
            <text:p>31.89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33911428571" calcext:value-type="float">
            <text:p>31.8133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2448" calcext:value-type="float">
            <text:p>32.0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5091285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0064" calcext:value-type="float">
            <text:p>32.74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70" meta:object-count="0"/>
    <meta:user-defined meta:name="AppVersion">3.0</meta:user-defined>
  </office:meta>
</office:document-meta>
</file>